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2.427cm" style:rel-column-width="9357*"/>
    </style:style>
    <style:style style:name="Tabela1.B" style:family="table-column">
      <style:table-column-properties style:column-width="2.429cm" style:rel-column-width="9364*"/>
    </style:style>
    <style:style style:name="Tabela1.G" style:family="table-column">
      <style:table-column-properties style:column-width="2.429cm" style:rel-column-width="9365*"/>
    </style:style>
    <style:style style:name="Tabela1.A1" style:family="table-cell">
      <style:table-cell-properties fo:padding="0.097cm" fo:border-left="0.002cm solid #000000" fo:border-right="none" fo:border-top="0.002cm solid #000000" fo:border-bottom="0.002cm solid #000000"/>
    </style:style>
    <style:style style:name="Tabela1.G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data-style-name="N0">
      <style:table-cell-properties fo:padding="0.097cm" fo:border-left="0.002cm solid #000000" fo:border-right="none" fo:border-top="none" fo:border-bottom="0.002cm solid #000000"/>
    </style:style>
    <style:style style:name="Tabela1.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style:line-height-at-least="0.45cm" fo:orphans="2" fo:widows="2" fo:text-indent="0cm" style:auto-text-indent="false"/>
      <style:text-properties fo:font-variant="normal" fo:text-transform="none" fo:color="#202020" style:font-name="Myriad Pro" fo:font-size="16pt" fo:letter-spacing="normal" fo:font-style="normal" fo:font-weight="bold" style:font-size-asian="16pt" style:font-weight-asian="bold" style:font-size-complex="16pt" style:font-weight-complex="bold"/>
    </style:style>
    <style:style style:name="P2" style:family="paragraph" style:parent-style-name="Standard">
      <style:paragraph-properties fo:margin-left="0cm" fo:margin-right="0cm" style:line-height-at-least="0.45cm" fo:orphans="2" fo:widows="2" fo:text-indent="0cm" style:auto-text-indent="false"/>
      <style:text-properties fo:font-variant="normal" fo:text-transform="none" fo:color="#202020" style:font-name="Myriad Pro" fo:font-size="11pt" fo:letter-spacing="normal" fo:font-style="normal" fo:font-weight="normal" style:font-size-asian="11pt" style:font-size-complex="11pt"/>
    </style:style>
    <style:style style:name="P3" style:family="paragraph" style:parent-style-name="Standard">
      <style:paragraph-properties fo:margin-left="0cm" fo:margin-right="0cm" style:line-height-at-least="0.45cm" fo:text-align="justify" style:justify-single-word="false" fo:orphans="2" fo:widows="2" fo:text-indent="0cm" style:auto-text-indent="false"/>
      <style:text-properties fo:font-variant="normal" fo:text-transform="none" fo:color="#202020" style:font-name="Myriad Pro" fo:font-size="11pt" fo:letter-spacing="normal" fo:font-style="normal" fo:font-weight="normal" style:font-size-asian="11pt" style:font-size-complex="11pt"/>
    </style:style>
    <style:style style:name="P4" style:family="paragraph" style:parent-style-name="Standard">
      <style:paragraph-properties fo:margin-left="0cm" fo:margin-right="0cm" style:line-height-at-least="0.45cm" fo:text-align="justify" style:justify-single-word="false" fo:orphans="2" fo:widows="2" fo:text-indent="0cm" style:auto-text-indent="false"/>
      <style:text-properties fo:font-variant="normal" fo:text-transform="none" fo:color="#202020" style:font-name="Myriad Pro" fo:font-size="11pt" fo:letter-spacing="normal" fo:font-style="normal" fo:font-weight="normal" style:font-size-asian="11pt" style:font-style-asian="normal" style:font-size-complex="11pt" style:font-style-complex="normal"/>
    </style:style>
    <style:style style:name="P5" style:family="paragraph" style:parent-style-name="Standard">
      <style:paragraph-properties fo:margin-left="0cm" fo:margin-right="0cm" style:line-height-at-least="0.45cm" fo:orphans="2" fo:widows="2" fo:text-indent="0cm" style:auto-text-indent="false"/>
      <style:text-properties fo:font-variant="normal" fo:text-transform="none" fo:color="#202020" style:font-name="Myriad Pro" fo:font-size="11pt" fo:letter-spacing="normal" fo:font-style="normal" fo:font-weight="bold" style:font-size-asian="11pt" style:font-weight-asian="bold" style:font-size-complex="11pt" style:font-weight-complex="bold"/>
    </style:style>
    <style:style style:name="P6" style:family="paragraph" style:parent-style-name="Standard">
      <style:paragraph-properties fo:margin-left="0cm" fo:margin-right="0cm" style:line-height-at-least="0.45cm" fo:text-align="justify" style:justify-single-word="false" fo:orphans="2" fo:widows="2" fo:text-indent="0cm" style:auto-text-indent="false"/>
      <style:text-properties fo:font-variant="normal" fo:text-transform="none" fo:color="#202020" style:font-name="Myriad Pro" fo:font-size="11pt" fo:letter-spacing="normal" fo:font-style="italic" fo:font-weight="normal" style:font-size-asian="11pt" style:font-style-asian="italic" style:font-size-complex="11pt" style:font-style-complex="italic"/>
    </style:style>
    <style:style style:name="P7" style:family="paragraph" style:parent-style-name="Standard">
      <style:paragraph-properties fo:margin-left="0cm" fo:margin-right="0cm" style:line-height-at-least="0.45cm" fo:orphans="2" fo:widows="2" fo:text-indent="0cm" style:auto-text-indent="false"/>
      <style:text-properties fo:font-variant="normal" fo:text-transform="none" fo:color="#202020" style:font-name="Myriad Pro" fo:font-size="11pt" fo:letter-spacing="normal" fo:font-style="italic" fo:font-weight="normal" style:font-size-asian="11pt" style:font-style-asian="italic" style:font-size-complex="11pt" style:font-style-complex="italic"/>
    </style:style>
    <style:style style:name="P8" style:family="paragraph" style:parent-style-name="Standard">
      <style:paragraph-properties fo:margin-left="0cm" fo:margin-right="0cm" style:line-height-at-least="0.45cm" fo:orphans="2" fo:widows="2" fo:text-indent="0cm" style:auto-text-indent="false"/>
      <style:text-properties style:font-name="Myriad Pro" fo:font-size="11pt" style:font-size-asian="11pt" style:font-size-complex="11pt"/>
    </style:style>
    <style:style style:name="P9" style:family="paragraph" style:parent-style-name="Table_20_Contents">
      <style:paragraph-properties fo:text-align="justify" style:justify-single-word="false"/>
      <style:text-properties style:font-name="Myriad Pro" fo:font-size="11pt" fo:font-weight="bold" style:font-size-asian="11pt" style:font-weight-asian="bold" style:font-size-complex="11pt" style:font-weight-complex="bold"/>
    </style:style>
    <style:style style:name="P10" style:family="paragraph" style:parent-style-name="Table_20_Contents">
      <style:paragraph-properties fo:text-align="justify" style:justify-single-word="false"/>
      <style:text-properties style:font-name="Myriad Pro" fo:font-size="11pt" style:font-size-asian="11pt" style:font-size-complex="11pt"/>
    </style:style>
    <style:style style:name="P11" style:family="paragraph" style:parent-style-name="Standard">
      <style:paragraph-properties fo:margin-left="0cm" fo:margin-right="0cm" style:line-height-at-least="0.45cm" fo:orphans="2" fo:widows="2" fo:text-indent="0cm" style:auto-text-indent="false"/>
      <style:text-properties fo:font-variant="normal" fo:text-transform="none" fo:color="#202020" style:font-name="Myriad Pro" fo:font-size="11pt" fo:letter-spacing="normal" fo:font-style="normal" fo:font-weight="normal" style:font-size-asian="11pt" style:font-size-complex="11pt"/>
    </style:style>
    <style:style style:name="P12" style:family="paragraph" style:parent-style-name="Standard">
      <style:paragraph-properties fo:margin-left="0cm" fo:margin-right="0cm" style:line-height-at-least="0.45cm" fo:orphans="2" fo:widows="2" fo:text-indent="0cm" style:auto-text-indent="false"/>
      <style:text-properties style:font-name="Myriad Pro" fo:font-size="11pt" style:font-size-asian="11pt" style:font-size-complex="11pt"/>
    </style:style>
    <style:style style:name="T1" style:family="text">
      <style:text-properties fo:font-variant="normal" fo:text-transform="none" fo:color="#202020" fo:letter-spacing="normal" fo:font-style="normal" fo:font-weight="normal"/>
    </style:style>
    <style:style style:name="T2" style:family="text">
      <style:text-properties fo:font-style="italic" style:font-style-asian="italic" style:font-style-complex="italic"/>
    </style:style>
    <style:style style:name="T3" style:family="text">
      <style:text-properties style:font-style-asian="normal" style:font-style-complex="normal"/>
    </style:style>
    <style:style style:name="T4" style:family="text">
      <style:text-properties fo:font-size="16pt" fo:font-weight="bold" style:font-size-asian="16pt" style:font-style-asian="normal" style:font-weight-asian="bold" style:font-size-complex="16pt" style:font-style-complex="normal"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weight="bold" style:font-weight-asian="bold" style:font-weight-complex="bold"/>
    </style:style>
    <style:style style:name="T8" style:family="text">
      <style:text-properties fo:font-weight="bold" style:font-style-asian="normal" style:font-weight-asian="bold" style:font-style-complex="normal" style:font-weight-complex="bold"/>
    </style:style>
    <style:style style:name="T9" style:family="text">
      <style:text-properties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erwszy zarys mechaniki</text:p>
      <text:p text:style-name="P2"/>
      <text:p text:style-name="P3"><text:tab/>Grając w grę fabularną, taką jak Troika, Mistrz Gry opisuje ci to, co moga przekazać ci zmysły twojego bohatera, ty zaś opisujesz jego poczynania. Czasami wymagany jest szczegółowy opis tego, co ma się stać z twoją postacią, jak w życiu, są stytuacje gdy każdy szczegół się liczy, czasami zaś tempo rozgrywki spowalnia, gracze opisują działania postaci jedynie zgrubnie. </text:p>
      <text:p text:style-name="P3"><text:tab/>Mechanika to zbiór zasad organizujących rozgrywkę oraz pozwalających uogólnić działanie postaci w prosty i szybki (szybkość jest tutaj elementem kluczowym) sposób okreslić, czy bohater odniósł sukces, czy jego działania nie przyniosły zamierzonych rezultatów. Czasami możesz zwyczajnie nie mieć ochoty szczegółowo opisywać, co robisz – na przykład dla tego, szczególnie dla tego, że działania te nie są ciekawe. Jeśli nie jesteś zafascynowany (jako gracz) łowieniem ryb, ale twoja postać jest głodna i ma okazję złowić rybę żeby się najeść oraz dysponuje niezbędnym sprzętem oraz umiejętnościami, gracz wykonuje rzut kostkami i w czasie któtszym niż ty przeczytałeś to zdanie twoja postać szczęśliwie je rybę lub szuka innego sposobu, żeby sie najeść.</text:p>
      <text:p text:style-name="P3"><text:tab/>Podstawowe zasady, te pozwalające rozpocząć grę bez szkody dla gry, są bardzo proste. Każda postać w Troice opisana jest kilkoma cechami, charakteryzują wiedze, zdolności, możliwości i potencjał postaci. Część cech zależy od rasy, którą wybierzesz, resztę zaś wybierasz sam. Cechy zależne od razy nazywają się <text:span text:style-name="T2">atutami</text:span><text:span text:style-name="T3"> zaś te drugie </text:span><text:span text:style-name="T2">atrybutami, </text:span><text:span text:style-name="T3">oprócz tego każda postać dysponuje wiedzą i umiejętnościami zwanymi </text:span><text:span text:style-name="T2">kunsztem.</text:span></text:p>
      <text:p text:style-name="P6"/>
      <text:p text:style-name="P6"/>
      <text:p text:style-name="P3"><text:span text:style-name="T2"><text:tab/></text:span><text:span text:style-name="T4">Atuty</text:span></text:p>
      <text:p text:style-name="P6"/>
      <text:p text:style-name="P3"><text:span text:style-name="T2"><text:tab/></text:span><text:span text:style-name="T3">Atut to cecha postaci zależna (istnieją drobne wyjątki) od rasy postaci. Jak wiesz, istnieje sześć ras, spośród których możesz stworzyć swoją postać – ten wybór przydzieli aututy wedle tabelki:</text:span></text:p>
      <table:table table:name="Tabela1" table:style-name="Tabela1">
        <table:table-column table:style-name="Tabela1.A"/>
        <table:table-column table:style-name="Tabela1.B" table:number-columns-repeated="2"/>
        <table:table-column table:style-name="Tabela1.A"/>
        <table:table-column table:style-name="Tabela1.B" table:number-columns-repeated="2"/>
        <table:table-column table:style-name="Tabela1.G"/>
        <table:table-row>
          <table:table-cell table:style-name="Tabela1.A1" office:value-type="string">
            <text:p text:style-name="P9">Atut</text:p>
          </table:table-cell>
          <table:table-cell table:style-name="Tabela1.A1" office:value-type="string">
            <text:p text:style-name="P9">Człowiek</text:p>
          </table:table-cell>
          <table:table-cell table:style-name="Tabela1.A1" office:value-type="string">
            <text:p text:style-name="P9">Galore</text:p>
          </table:table-cell>
          <table:table-cell table:style-name="Tabela1.A1" office:value-type="string">
            <text:p text:style-name="P9">Krasnolud</text:p>
          </table:table-cell>
          <table:table-cell table:style-name="Tabela1.A1" office:value-type="string">
            <text:p text:style-name="P9">Driada</text:p>
          </table:table-cell>
          <table:table-cell table:style-name="Tabela1.A1" office:value-type="string">
            <text:p text:style-name="P9">Wampirka</text:p>
          </table:table-cell>
          <table:table-cell table:style-name="Tabela1.G1" office:value-type="string">
            <text:p text:style-name="P9">Nosferatu</text:p>
          </table:table-cell>
        </table:table-row>
        <table:table-row>
          <table:table-cell table:style-name="Tabela1.A2" office:value-type="string">
            <text:p text:style-name="P9">Budowa</text:p>
          </table:table-cell>
          <table:table-cell table:style-name="Tabela1.B2" office:value-type="float" office:value="1">
            <text:p text:style-name="P10">1</text:p>
          </table:table-cell>
          <table:table-cell table:style-name="Tabela1.B2" office:value-type="float" office:value="1">
            <text:p text:style-name="P10">1</text:p>
          </table:table-cell>
          <table:table-cell table:style-name="Tabela1.B2" office:value-type="float" office:value="3">
            <text:p text:style-name="P10">3</text:p>
          </table:table-cell>
          <table:table-cell table:style-name="Tabela1.B2" office:value-type="float" office:value="0">
            <text:p text:style-name="P10">0</text:p>
          </table:table-cell>
          <table:table-cell table:style-name="Tabela1.B2" office:value-type="float" office:value="3">
            <text:p text:style-name="P10">3</text:p>
          </table:table-cell>
          <table:table-cell table:style-name="Tabela1.G2" office:value-type="float" office:value="1">
            <text:p text:style-name="P10">1</text:p>
          </table:table-cell>
        </table:table-row>
        <table:table-row>
          <table:table-cell table:style-name="Tabela1.A2" office:value-type="string">
            <text:p text:style-name="P9">Percepcja</text:p>
          </table:table-cell>
          <table:table-cell table:style-name="Tabela1.B2" office:value-type="float" office:value="1">
            <text:p text:style-name="P10">1</text:p>
          </table:table-cell>
          <table:table-cell table:style-name="Tabela1.B2" office:value-type="float" office:value="2">
            <text:p text:style-name="P10">2</text:p>
          </table:table-cell>
          <table:table-cell table:style-name="Tabela1.B2" office:value-type="float" office:value="2">
            <text:p text:style-name="P10">2</text:p>
          </table:table-cell>
          <table:table-cell table:style-name="Tabela1.B2" office:value-type="float" office:value="2">
            <text:p text:style-name="P10">2</text:p>
          </table:table-cell>
          <table:table-cell table:style-name="Tabela1.B2" office:value-type="float" office:value="2">
            <text:p text:style-name="P10">2</text:p>
          </table:table-cell>
          <table:table-cell table:style-name="Tabela1.G2" office:value-type="float" office:value="2">
            <text:p text:style-name="P10">2</text:p>
          </table:table-cell>
        </table:table-row>
        <table:table-row>
          <table:table-cell table:style-name="Tabela1.A2" office:value-type="string">
            <text:p text:style-name="P9">Osobowość</text:p>
          </table:table-cell>
          <table:table-cell table:style-name="Tabela1.B2" office:value-type="float" office:value="3">
            <text:p text:style-name="P10">3</text:p>
          </table:table-cell>
          <table:table-cell table:style-name="Tabela1.B2" office:value-type="float" office:value="1">
            <text:p text:style-name="P10">1</text:p>
          </table:table-cell>
          <table:table-cell table:style-name="Tabela1.B2" office:value-type="float" office:value="1">
            <text:p text:style-name="P10">1</text:p>
          </table:table-cell>
          <table:table-cell table:style-name="Tabela1.B2" office:value-type="float" office:value="2">
            <text:p text:style-name="P10">2</text:p>
          </table:table-cell>
          <table:table-cell table:style-name="Tabela1.B2" office:value-type="float" office:value="0">
            <text:p text:style-name="P10">0</text:p>
          </table:table-cell>
          <table:table-cell table:style-name="Tabela1.G2" office:value-type="float" office:value="0">
            <text:p text:style-name="P10">0</text:p>
          </table:table-cell>
        </table:table-row>
        <table:table-row>
          <table:table-cell table:style-name="Tabela1.A2" office:value-type="string">
            <text:p text:style-name="P9">Intelekt</text:p>
          </table:table-cell>
          <table:table-cell table:style-name="Tabela1.B2" office:value-type="float" office:value="1">
            <text:p text:style-name="P10">1</text:p>
          </table:table-cell>
          <table:table-cell table:style-name="Tabela1.B2" office:value-type="float" office:value="2">
            <text:p text:style-name="P10">2</text:p>
          </table:table-cell>
          <table:table-cell table:style-name="Tabela1.B2" office:value-type="float" office:value="0">
            <text:p text:style-name="P10">0</text:p>
          </table:table-cell>
          <table:table-cell table:style-name="Tabela1.B2" office:value-type="float" office:value="2">
            <text:p text:style-name="P10">2</text:p>
          </table:table-cell>
          <table:table-cell table:style-name="Tabela1.B2" office:value-type="float" office:value="1">
            <text:p text:style-name="P10">1</text:p>
          </table:table-cell>
          <table:table-cell table:style-name="Tabela1.G2" office:value-type="float" office:value="3">
            <text:p text:style-name="P10">3</text:p>
          </table:table-cell>
        </table:table-row>
      </table:table>
      <text:p text:style-name="P3"><text:span text:style-name="T3">Jeśli rasa, która zamierzasz grać ma wysoką wartość atutu, to znaczy, że podczas gry będzie mogła powołać się na nią i wykorzystać swój naturalny, rasowy, <text:s/>potencjał w <text:s/>danej dziedzinie. Przykładowo, Krasnolud dysponując </text:span><text:span text:style-name="T2">atutem Budowa</text:span><text:span text:style-name="T3"> na poziomie 3, będzie mógł, w wyjątkowej sytuacji, użyć swojej Budowy aby przezwyciężyć krążącą w żyłach truciznę – Driada nie będzie miała takiej możliwości – będzie musiała użyć innych, znanych sobie metod, aby przeżyć. Jej naturalne talenty leżą gdzie indziej.</text:span></text:p>
      <text:p text:style-name="P4"><text:tab/></text:p>
      <text:p text:style-name="P4"/>
      <text:p text:style-name="P3"><text:span text:style-name="T3"><text:tab/></text:span><text:span text:style-name="T4">Atrybuty</text:span></text:p>
      <text:p text:style-name="P4"/>
      <text:p text:style-name="P4"><text:tab/>Oprócz atutów, które opisują ogólne predyspozycje, każda poszczególna postać, bez względu na rasę, dysponuje zestawem atrybutów przypisanych pod poszczególne atuty. Rozkład tychże atrybutów zależy wyłącznie od decyzji gracza, ale powienien odzwierciedlać dotychczasowe życie postaci - <text:s/>drwale, by wykonywać swój zawód należycie muszą być silni, zaś kupcy nie osiągną fortuny bez odpowiednio wysokiej prezencji, retoryki itd. Przydział atrybutów do wymienionych atutów ma przedewszystkim charakter poglądowy, ale istnieją pewne sytuacje, w których jest to istotne. </text:p>
      <text:p text:style-name="P4"><text:tab/>Na Budowę składa się siła, zwinność oraz wytrzymałość. Silne postacie mogą podnosić ciężkie przedmioty, skakać na dalekie odległości oraz są unikane w karczemnych bójkach. Zwinne postacie potrafią przeciskać się przez wąskie szczeliny, szybko biegać oraz, w karczemnych bójkach, unikać tych silnych. Wytrzymali potrafią długo obyć się bez wody, jedzenia i snu, wydatniej wykonywać aktywność fizyczną w dłuższej perspektywie oraz przyjąć więcej razów zanim zostaną znokautowani.</text:p>
      <text:p text:style-name="P4"><text:soft-page-break/><text:tab/>W skład Percepcji wchodzą Zmysły, Koordynacja oraz Refleks. Postacie, która mają dobrze rozwinięte zmysły lepiej widzą, słyszą, czują, smakują oraz dysponują lepszym węchem, są też bardziej spostrzegawczy, tj. zauważają, że "coś tu nie gra". Wysoka Koordynacja umożliwia wykonywanie ważnych precyzyjnych zadań, jak układanie domku z kart (lub mniej istotnych, jak otwieranie zamków za pomocą wytrychu); jest to też koordynacja zmysłów z kończynami – ważna rzecz, na turnieju rzutek. Wysoki Refleks to szybka reakcja na zagrożenia, nie tylko fizyczne ale i społeczne, dodatkowo Refleks odpowiada za naturalne odruchy – jak cofanie ręki przed ogniem – i kontrolowanie ich.</text:p>
      <text:p text:style-name="P4"><text:tab/>Na Osobowość składa się Niezłomność, Retoryka oraz Prezencja. Niezłomność to psychiczna niewrażliwość postaci, umiejętność działania w trudnych sytuacjacjach, w stresie. Dzięki wysokiej niezłomności potrafimy zachować pogodę ducha, mimo głodu, niepowodzeń i narzekań innych – atrybut istotny dla wszystkich, którzy znajdą się w prawdziwych tarapatach. Dzięki wysokiej Retoryce możesz wyłgać się z najgorszych opresji, zdobyć serce damy lub dzentelmena, sprzedać pół grosza za dwa grosze oraz załagodzić każdy spór – pod warunkiem, że zostaniesz wysłuchany. Retoryka odzwierdziedla zdolność (postaci, nie gracza) do mówienia w sposób, który spowoduje innych do określonych zachowań. Dzięki Retoryce znasz sztuczki i słowne manipulacje, potrafisz komuś grać na uczuciach, skutecznie szantażować, kłamać i zwodzić. Każdy powinien zainwestować w wysoką Retorykę, to sposób na bezpieczne i wygodne życie poszukiwacza przygód! Ostatnim składnikiem Osobowości jest Prezencja – określa ona wygląd i atrakcyjność postaci nie tylko na płaszczyźnie fizycznej, ale i zakresie zachowań, przywar i manier. Dzięki wysokiej Prezencji postać jest postrzegna wyrażniej – wydaje się być przyjazna, wykształcona, niebezpieczna, zastraszona – wybiersz swoją maskę. Prezencja pozwala ci zrobić doskonałe pierwsze wrażenie oraz utrzymać je tak długo, jak długo ktoś nie rozszyfruje prawdziwej natury danej postaci (jeśli różni się ona od prezentowanej.</text:p>
      <text:p text:style-name="P4"><text:tab/>Ostatni, zdecydowanie nie najmniej ważnym atutem jest Intelekt, który rozwija się na Inteligencję, Pamięć oraz Kreatywność. Inteligencja to napęd twojego umysłu, inteligentne postacie radzą sobie w każdych warunkach, <text:s/>doskonale rozwiązują zagadki, kojarzą fakty i wykorzystują wiedze. Inteligentny fizyk nie wygra zawodów przeciągania liny przeciwko grupie dziesiąciu rolników jeśli nie dysponuje kilkoma bloczkami i dobrymi miejscami zaczepienia... <text:s/>Pamięć to atrybut odpowiadający za szybkość uczenia się i <text:s/>zapamiętywania. Dobra, a więc wysoka, pamięć umożliwi ci szybsze zdobywanie kunsztu, odtworzenie w pamięci czegoś, co dawno temu usłyszałeś lub zobaczyłeś(nawet, jeśli jako gracz nie pamiętasz dokłądnej treści). <text:s/>Kreatywność to umiejętność tworzenia, pod tym szerokim zagadnieniem mieści się talent artystyczny, innowacyjne wykorzystywanie znanego rzemiosła, odkrywanie nowych zastosować do znanych przedmiotów czy omijanie problemów za pomocą niestandardowych metod. Jesli jesteś kreatywny, możesz zdobyć uznanie w każdej dziedzinie, sztuce czy przedsięwzięciu, na wojnie czy w czasie pokoju, jako strateg albo kucharz – do kreatywnych świat należy!</text:p>
      <text:p text:style-name="P4"/>
      <text:p text:style-name="P4"/>
      <text:p text:style-name="P4"><text:tab/><text:span text:style-name="T5">Kunszt</text:span></text:p>
      <text:p text:style-name="P4"><text:tab/></text:p>
      <text:p text:style-name="P4"><text:tab/>Kunszt to umiejętność postaci, która jest ponad przeciętna. Kunszt można osiągnąć w czymkolwiek, jeździe konnej, gotowaniu, łowieniu ryb czy rzeźbieniu. Jeśli uważasz, że twoja postać jest w czymś ponad przeciętna, to znaczy, że osiągnęła w tym czymś wartość kunszt - <text:s/>zapisz w odpowiednim miejscu (na karcie postaci) nazwę kunsztu. Oczywiście, wśród rzemieślników są średniacy, kompetentni, mistrzowie i arcymistrzowie, dlatego też kunszt ma wartość – od 2 do 9. Początkujący kowal dosponuje kunsztem na poziomie 2 (bazowym) zaś mistrz kowalstwa będzie go miał na poziomie (przykładowo) 7. W przypadku kowali, umiejętność stworzenia czegokolwiek będzie już kunsztem, gdyś przeciętny obywatel potrafi wziąść młotek i bić nim w dobrze lub źle rozgrzany metal – szanse, że stworzy użyteczny przedmiot są niewielkie. Inaczej jest z gotowaniem – większość ludzi potrafi ugotować cokolwiek, dlatego kunszt w gotowaniu to umiejętność stworzenia nie jakiejkolwiek potrawy, a dobrej potrawy. Taka zasada, szukanie ponadprzeciętności, odnosi się do wszystkich możliwych kunsztów. </text:p>
      <text:p text:style-name="P4"><text:tab/>Ważne jest, by dobrze rozpisać posiadane kunszty, określić czy są ogólne czy szczegółowe. Przykładowo, pracując w cyrku możemy posiadać kunszt określony jako "cyrkowiec", który określi jak dobrym jesteś we wszystkich cyrkowych aktywnościach, zarówno zabawianiu gawiedzi, jak i tresowaniu dzikich zwierząt. Ponieważ ciężko być wspaniałym we wszystkim, twój kunszt będzie raczej niski. Z drugiej strony, możesz być genialnym trenerem zwierząt, dobrym klaunem i kiepskim linoskoczkiem <text:soft-page-break/>(linoskoczkiem z podstawowym kunsztem, ponieważ zdecydowana mniejszość ludzi potrafi chodzić po linie). W ten sposób zamiast ogólnego, niskiego kunsztu dysponujesz kilkoma specyficznymi wyższymi. Oczywiście, możesz też zdecydować się na niski kunszt cyrkowca i wyszczególnić kilka wyższych kunsztów mieszczących się w zakresie bycia cyrkowcem. </text:p>
      <text:p text:style-name="P4"/>
      <text:p text:style-name="P4"/>
      <text:p text:style-name="P4"><text:tab/><text:span text:style-name="T5">Rozstrzygnięcie</text:span> </text:p>
      <text:p text:style-name="P4"/>
      <text:p text:style-name="P4"><text:tab/>Prędzej czy później zdaży się sytuacja, w której nie wystarczy znać wartości atutu, atrybutu oraz kunsztu danej postaci (w większości wypadków wystarczy wiedzieć, że postać jest w czymś na tyle dobra, że to, co chce zrobić nie sprawi jej żadnych trudności). Może się tak zdażyć, gdy ktoś spróbuje zrobić coś nadzwyczajnego, albo dysponuje jedynie improwizowanymi narzędziami, albo bardzo się spieszy, albo niezwykle istotnym jest, by osiągnąć jakiś spektakularny sukces w danej dziedzinie, albo warunki są na tyle trudne, że znacznie wykraczają poza to, z czym postać spotykała się do tej pory. Wtedy właśnie rzut kością rozstrzyga, czy postaci udało się osiągnąć to, co zamierzała lub w jakim stopniu osiągnęła to, co chciała. </text:p>
      <text:p text:style-name="P4"><text:tab/>Oczywiście, pomimo oddania sprawy w ręce losu, należy zachować zależność talentu postaci i potencjalnego sukcesu, który może ona osiągnąć – przez tą właśnie zależność wprowadziliśmy kilka zasad manipulujących prawdopodobieństwem – stanowią ona właśnie "mechanikę" Troiki. </text:p>
      <text:p text:style-name="P4"><text:tab/>Na początku kilka pojęć, którymi będziedziemy się posługiwać w tym i następnych rozdziałach. <text:s/>Przez <text:span text:style-name="T7">kość</text:span> rozumiemy bryłę sztywną o dziesięciu ścianach (nie koniecznie dziesięciościan foremny) ktorego magiczną właściwością jest to, że rzucając nim nieskończenie wiele razy zatrzyma się na każdej ze ścian taką samą ilość razy. Wiecie o co chodzi. Kość dziesięciościenną zapisujemy skrótowo jako <text:span text:style-name="T7">k10</text:span>. Zwykle mówimy o rzucie kilkoma kośćmi dziesięciościennymi, ilość kości określamy przed 'k', nk10 to rzut n-kośćmi dziesięciościennymi, np. 7k10 znaczy dokładnie rzut siedmioma kośćmi dziesięciościennymi (oczywiście jest to równoznaczne z siedmiokrotnym rzuceniem jedną kością dziesięciościenną, chociaż, przez wzgląd na innych graczy nie polecamy takiego podejścia).</text:p>
      <text:p text:style-name="P3"><text:span text:style-name="T3"><text:tab/>Każda z kości osobno może być nam pomyślna, albo obojętna. </text:span><text:span text:style-name="T8">Pomyślna kość</text:span><text:span text:style-name="T3"> to taka, na której wyszedł wynik </text:span><text:span text:style-name="T8">równy albo niższy</text:span><text:span text:style-name="T3"> niż porządany, zaś wartość graniczna, powyżej której kość już nie jest pomyślna to </text:span><text:span text:style-name="T8">łatwość</text:span><text:span text:style-name="T3"> rzutu. W końcu, ilość pomyślnych kości w danym rzucie będziemy nazywac </text:span><text:span text:style-name="T8">mocą</text:span><text:span text:style-name="T3"> rzutu. </text:span></text:p>
      <text:p text:style-name="P2"><text:tab/>Ponieważ wszystkie niezbędne pojęcia zostały wyjaśnione, możemy przejść do sedna: ilość kości jest określona przez najbardziej pasujący atrybut, łatwość wynosi zawsze 1 lub, jeśli posiadasz pasujący do sytuacji kunsz, to łatwość przyjmuje wartość kunsztu, czyli dwa lub więcej. Mistrz gry określa, jaką moc musisz uzyskać, by zaczęte przez postać przedsięwzięcie zakończyło się pełnym sukcesem. Oczywiście często w danej sytuacji chodzi o uzyskanie jak najwięcej mocy. </text:p>
      <text:p text:style-name="P2"><text:tab/>Dodatkowo, można testować swoje atrybutu bez żadnej cechy określającej stopień łatwości, dzieje się tak, gdy chcemy sprawdzić jak nasza postać poradzi sobie z czynnościami które nie są i nie moga być wyuczone. Siłowanie się na ręke może być tego przykładem. W takiej sytuacji rzuca się ilością kości równą testowanemu atrybutowi z łatwością 4. <text:s/>Jeśli macie jakieś wątpliwości, co do przedstawionych tu treści, poniższe przykłady powinny je rozwiać.</text:p>
      <text:p text:style-name="P2"><text:tab/><text:span text:style-name="T2">Małgorzata zarabia na życie prowadząc karczmę, schedę po jej zmarłym mężu. Jednocześnie jest uwikłana w intrygę sędziego, który pragnie pozbyć się swoich politycznych rywali. Celem Małgorzaty jest wybawienie z posiadłości okolicznych szlachciców, by sędzia mógł w tym czasie przeprowadzić rewizję ich dworków. Aby to zrealizować ten cel, Małgorzata postanowiła w swojej karczmie zorganizować turniej bardów, taka kulturalna rozrywka na pewno sciągnie do jej przybytku wszystkich możnych. </text:span></text:p>
      <text:p text:style-name="P7"><text:tab/>Małgorzata posiada kunszt (3) w zarządzaniu i 7 kreatywności – a ponieważ graczowi odgrywającemu Małgorzatę nie chce się wdawać w szczegóły dekorowania sali, organizowania specjalnego jedzenia i wysyłania zaproszeń, zdaje się na rzut kością. Po rzuceniu siedmiu (jej kreatowność) kości z łatwością 3 (poziom kunsztu w zarządzaniu) Małgorzata uzyskuje moc 3 i tym samym dobrze przygotowuje swoją karczmę do turnieju. </text:p>
      <text:p text:style-name="P7"><text:tab/>Pozostaje jedynie zaprosic bardów, co Małgorzata czyni osobiście. Po spotkaniu upatrzonej za wczasu grupy trubadurów Małgorzata przedstawia im propozycję. Ponieważ Małgorzata jest dobrze przygotowana do rozmowy, wspomina im o chwale i zarobkach, jednocześnie sugerując młodym mężczyznom, że w jej <text:soft-page-break/>wiosce jest wiele młodych kobiet, które tylko czekają, by 'zakochać się' w bardach. W uznaniu argumentów, które przytoczyła Małgorzata, MG określa, że wystarczy uzyskać moc 1, by ostatecznie przekonać grajków. Małgorzata rzuca sześcioma kośćmi (jej retoryka) o łatwości 1, ponieważ nie ma stosownych kunsztów, uzyskuje wmaganą moc i zaprasza bardów do siebie, upewniając się, że obmyślony przez nią plan wypali. <text:s/></text:p>
      <text:p text:style-name="P2"><text:tab/>Powyższe zasady stanowią trzon mechaniki i podstawę do grania w Troikę. Być może stanowisz część nielicznej, ale szlachetnej grupy graczy, którzy nienawidzą mechaniki i woleli by, żeby pozostała zredukowana prawie do zera – w takim razie polecam zapoznanie się z następnym działem "Morale" i przerwanie lektóry niniejszego rozdziału. Jeśli zaś jesteś normalnym, zdrowym graczem gier fabularnych, powinieneś znaleźć użytek z większości przedstawionych poniżej zasad – chociaż możesz traktować je opcjonalnie i używać tylko wtedy, kiedy masz na to ochotę (kiedy mistrz gry ma na to ochotę...).</text:p>
      <text:p text:style-name="P2"/>
      <text:p text:style-name="P2"/>
      <text:p text:style-name="P5"><text:tab/><text:span text:style-name="T6">Morale</text:span></text:p>
      <text:p text:style-name="P2"/>
      <text:p text:style-name="P2"><text:tab/>Zasada morale służy do odwzorowania tymczasowych predyspozycji postaci, jej nastroju, zmęczenia, podekscytowania... ma ona na celu wzbogacenie mechaniki tak by odwzorowywała ona to co ostatnio się z postacią działo i modyfikuje ona postawowe zasady.</text:p>
      <text:p text:style-name="P2"><text:tab/>Morale to cecha postaci która może przyjąć jedenaście wartości, od -5 do 5, każda z nich oznacza inny stan psychiki, gdzie poszczególne poziomy oznaczają:</text:p>
      <text:p text:style-name="P2"><text:span text:style-name="T7">5</text:span> <text:tab/> Twórcza euforia, bohater czuje, że może przenosić góry, że nie ma dla niego niemożliwych rzeczy, jeśli postanowi osiągnąć jakiś cel, jest zdolna do legendarnych czynów, stan normalnie nie osiągalny.</text:p>
      <text:p text:style-name="P2"><text:span text:style-name="T7">4</text:span> <text:tab/>Bohater jest wyjątkowo pewny siebie, jego kondycja psychofizyczna jest, jak dla niego, wyśmienita, nie przejmuje się drobnymi niedogodnościami lub one nie istnieją. Takiego stanu wszyscy mogą zazdrościć, ponieważ nie zdaża się on normalnie.</text:p>
      <text:p text:style-name="P2"><text:span text:style-name="T7">3</text:span> <text:tab/>Silna pewność siebie, poczucie spełnienia i bezpieczeństwa. Wszystkie potrzeby postaci są spełnione. </text:p>
      <text:p text:style-name="P2"><text:span text:style-name="T7">2</text:span> <text:tab/>Postać czuje się spokojna i szczęśliwa, <text:s/>drobne niedogodności nie przesłaniają jej osiągnięć.</text:p>
      <text:p text:style-name="P2"><text:span text:style-name="T7">1<text:tab/></text:span><text:span text:style-name="T9">Postać jest zadowolona z życia takiego, jakim jest tutaj i teraz. Problemy czy nie, w tej chwili jest całkiem przyjemnie.</text:span> </text:p>
      <text:p text:style-name="P2"><text:span text:style-name="T7">0</text:span> <text:tab/>Postać jest, problemy są równoważone przez drobne przyjemności, brak ekstremalnych pozytywnych lub negatywnych przeżyć. <text:s/>Jest to oczywiście domyślny stan postaci.</text:p>
      <text:p text:style-name="P2"><text:span text:style-name="T7">-1</text:span><text:tab/>Postać jest nękana drobnymi problemami, być może jednym dokuczliwym, jest niewyspana, głodna, czuje sie niekochana lub nieszanowana. Stała się celem nieznośnych żartów. Zdaje sobie jednak sprawę, że te problemy są przejściowe, że życie nie jest takie złe. </text:p>
      <text:p text:style-name="P2"><text:span text:style-name="T7">-2</text:span><text:tab/>Problemy, z którymi styka się postać są poważne lub przedłużają się. Być może postać straciła pracę i jest biedna, być może stała się ofiarą szykanowania i jest zaszczuta, lub los wrzucił ją w jakąś ciężką pozycję, jest wygnańcem, jest zmuszona do życia w ciągłej niewygodzie, czuje silne poczucie winy.</text:p>
      <text:p text:style-name="P2"><text:span text:style-name="T7">-3</text:span><text:tab/>Postac jest w poważnych tarapatach i ciężko jej dostrzec łatwe i bezbolesne wyjście z zaistniałej sytuacji. Powodem takiego stanu ducha mogą być też silne negatywne emocje dotyczące bliskich osób, poczucie zdradzenia lub porzucenia.</text:p>
      <text:p text:style-name="P2"><text:span text:style-name="T7">-4</text:span><text:tab/>Postać jest w depresji, nie radzi sobie z życiem codziennym, cieżko jej planować czy w ogóle ruszyć się z domu. Potrafi zadbać jedynie o swoje najwazniejsze potrzeby – i tak czasami odpuszcza sobie jaką kolwiek aktywność. Aby doprowadzić się do takiego stanu potrzeba zwykle dłuższego czasu, wielu przeciwności losu lub przyjaciół-wrogów, którzy mają szansę celowo podburzać psychikę postaci.</text:p>
      <text:p text:style-name="P2"><text:span text:style-name="T7">-5</text:span><text:tab/>Postać nie potrafi o siebie w ogóle zadbać, bez pomocy otoczenia i życzliwych (prawdziwych) przyjaciół lub rodziny nie jest w stanie wyjść z tego stanu lub zwyczajnie przeżyć – apatia, brak apetytu. Depresja tak silna, że można tylko leżeć i płakać. </text:p>
      <text:p text:style-name="P2"><text:tab/>O aktualnym stanie morale postaci decyduje Mistrzy Gry w porozumieniu z graczem. <text:s/>Aby celnie określić aktualny poziom morale należy ocenić pozycję postaci na świecie, zwrócić uwagę na to, czy dobrze je, śpi w wygodnych warunkach, czy jest jej (w tym momencie) ciepło, sucho. Czy czuje się bezpieczna? Czy w ostatnich akcjach, na których postaci bardzo zależało, odniosła sukces czy porażkę? Te wszystkie warunki, i inne podobne, powinny uformować sie w jedną z jedenastu stanów morale postaci, należy jednak zwrócić uwagę, żeby utrzymywać tendencję do wybierania środkowych wartości, rezerwując skrajne stany na naprawdę wyjątkowe sytuacje. Jeśli, jako Mistrz Gry, nie czujesz się pewnie <text:soft-page-break/>przydzielając punktów morale, polecam zapoznac się z piramidą potrzeb wg. Maslowa – jej nawet pobieżna analiza znacznie uprości ci podejmowanie decyzji dotyczących aktualnego morale.</text:p>
      <text:p text:style-name="P2"><text:tab/>Jak wspomnieliśmy na początku morale modyfikuje normalne zasady mechaniki. Negatywne morale powoduje obniżenie ilości kości o odpowiednią wartość (należy odjąć od jednej do pięciu kości). Jeśli postać ma pozytywne morale, przysługuje jej specjalne zagranie, może, używając swojego morale (o wartości pomiędzy jeden a maksymalnym posiadanym morale) powiększyć pulę swoich kości w pojdyńczym rzucie o iloczyn zadeklarowanego morale i atutu dla danego rzutu. Przykładowo, mając morale na poziomie trzy i atut odpowiadający używanemu akurat atrybutowi na poziomie dwa, możemy użyć drugiego punktu morale (+2) aby uzyskać cztery dodatkowe kości. </text:p>
      <text:p text:style-name="P2"/>
      <text:p text:style-name="P2"/>
      <text:p text:style-name="P2"><text:tab/><text:span text:style-name="T5">Terminologia mechanika walki</text:span></text:p>
      <text:p text:style-name="P2"/>
      <text:p text:style-name="P2"><text:tab/>W grze Troika zdecydowaliśmy się stworzyć dwie zupełnie rozdzielne mechaniki dotyczące walki. Pierwsza, opisana w tym podrozdziale, to mechanika uproszczona, pozwalająca toczyć walki szybko i bez zagłębiania się w szczegóły – druga zaś ma stanowić pełen opis sytuacji. Kiedy stosować którą? Zawsze tam, gdzie nie chce ci się wdawać się w szczegóły walki (np. Dlatego, że uważasz, że jest ona prosta albo powtarzalna) stosuj zasady podstawowe, jeśli walka jest wyjątkowo trudna, najlepiej rozwijąć ją za pomocą roszczerzonej mechaniki walki.</text:p>
      <text:p text:style-name="P2"><text:tab/>Zanim przejdziemy do tłumaczenia konkretnych zasad, musimy poznać parę terminów, którmi będziemy operować w następnych rodziałach. <text:s/>Każda postać dysponuje punktami świadczącymi o jej aktualnej kondycji fizycznej, tzw. "<text:span text:style-name="T7">punkty zdrowia</text:span>". Każdy posiada ich ilość równą dziesięciokrotności punktów wytrzymaości, i są one zaznaczone na karcie postaci w dziesięciu kolumn. Taki zapis jest kluczowy w kwestii zaznaczania ubytku punktów życia. <text:s/></text:p>
      <text:p text:style-name="P2"><text:tab/><text:span text:style-name="T7">Dystans</text:span> to termin określający odległość, która musi dzielić, by można było zastosować atak za pomocą określonej broni. Dystanse, jeśli zachodzi taka potrzeba, oznacza się na hexagonalnym polu. Postawowe dystanse to:</text:p>
      <text:p text:style-name="P2"><text:span text:style-name="T7">-Wręcz,</text:span> dwie postacie stoją bardzo blisko siebie, mogą bez przemieszczania się dotknąć tułowia przeciwnika, zadać cios sztyletem lub są zajęte siłowaniem się, zapasami, postacie zajmują to samo pole.</text:p>
      <text:p text:style-name="P2"><text:span text:style-name="T7">-Zwarcie,</text:span> dwie postacie są w odległości, w której mogą zadać sobie nawzajem cios mieczem, toporem itp. Na planszy postacie zajmują sąsiednie pola.</text:p>
      <text:p text:style-name="P2">-<text:span text:style-name="T7">Postawowy</text:span>, dwie postacie znajdują sie w odległości niepozwalającej się zaatakować podstawową (nie drzewcową, nie zasięgową) bronią, jedna z nich musi przemieścić się do przodu. Zasięg podstawowy pozwala zaatakować przeciwnika bronią drzewcową. Na planszy pomiedzy postaciami znajduje się jedno pole odstępu.</text:p>
      <text:p text:style-name="P2">-<text:span text:style-name="T7">Bezpieczny</text:span>, postacie dzielą dwa pola zasięgu, atak bez poruszania się jest możliwy tylko bronią zasięgową.</text:p>
      <text:p text:style-name="P2"><text:tab/></text:p>
      <text:p text:style-name="P2"/>
      <text:p text:style-name="P2"/>
      <text:p text:style-name="P2"><text:tab/><text:span text:style-name="T5">Podstawowa mechanika walki</text:span></text:p>
      <text:p text:style-name="P2"/>
      <text:p text:style-name="P2"><text:tab/>W podstawowej mechanice walki czas toczy się w turach, w których gracze, w kolejności określonej przez <text:span text:style-name="T7">inicjatywę</text:span> deklarują akcje swojej postaci po czym od razu ją wykonują. Aby określić początkową kolejność (inicjatywę) należy dla każdej postaci rzuciś k10 i dodać do wyniku (ilości wyrzuconych oczek, nie mocy). Uzyskane liczby przypisane do postaci należy posortować od najwyższej do najniższej, ta kolejność to właśnie kolejka inicjatywy. Pierwszy akcję deklaruje i wykonuje gracz, który uzyskał najwyższą liczbę, potem drugi co do wielkości.</text:p>
      <text:p text:style-name="P2"><text:tab/>W jednej turze każda z postaci ma prawo do jednej akcji spośród: <text:span text:style-name="T7">ataku</text:span>, <text:span text:style-name="T7">obrony</text:span>, <text:span text:style-name="T7">przemieszczenia</text:span> <text:span text:style-name="T7">się</text:span>, <text:span text:style-name="T7">rzucenia</text:span> <text:span text:style-name="T7">zaklęcia</text:span>. To znaczy, że w jednej turze gracz może wybrać, że jego postać <text:span text:style-name="T7">zaatakuje</text:span> inną postać, <text:span text:style-name="T7">obroni</text:span> <text:span text:style-name="T7">się</text:span>, <text:span text:style-name="T7">przemieści</text:span> lub <text:span text:style-name="T7">rzuci</text:span> <text:span text:style-name="T7">zaklęcie</text:span>. Dodatkowo, każdy z graczy ma prawo użyć w jednej turze maksymalnie jednego manewru specjalnego, który czasami wykracza poza ograniczenie jednej akcji. </text:p>
      <text:p text:style-name="P2"><text:soft-page-break/><text:tab/>Kolejność graczy w turze jest określona przez <text:span text:style-name="T7">inicjatywę.</text:span> Tuż przed walką każda z postaci dodaje wartość swojego refleksu do wyniu rzutu kością k10 (ilością wyrzuconych oczek, nie mocy). </text:p>
      <text:p text:style-name="P2"/>
      <text:p text:style-name="P2"/>
      <text:p text:style-name="P2">"<text:span text:style-name="T7">Zaatakuj</text:span>" to znaczy spróbuj zranić przeciwnika bronią (lub nieuzbrojonymi rękoma), zadając mu o</text:p>
      <text:p text:style-name="P2"/>
      <text:p text:style-name="P2"><text:tab/>Rozszerzona mechanika walki<text:tab/></text:p>
      <text:p text:style-name="P2"/>
      <text:p text:style-name="P2"><text:tab/>Morale w rozszerzonej mechanice walki</text:p>
      <text:p text:style-name="P2"/>
      <text:p text:style-name="P2"/>
      <text:p text:style-name="P2"/>
      <text:p text:style-name="P2"><text:tab/></text:p>
      <text:p text:style-name="P2"><text:tab/><text:span text:style-name="T5">Punkty doświadczanie i rozwijanie postaci</text:span><text:tab/></text:p>
      <text:p text:style-name="P2"/>
      <text:p text:style-name="P2"><text:tab/>&lt;&gt;</text:p>
      <text:p text:style-name="P2"/>
      <text:p text:style-name="P2"><text:tab/>Alchemia</text:p>
      <text:p text:style-name="P2"/>
      <text:p text:style-name="P2"><text:tab/></text:p>
      <text:p text:style-name="P2">STATSY</text:p>
      <text:p text:style-name="P2"/>
      <text:p text:style-name="P8"><text:span text:style-name="T1">BUDOWA: Siła, Zwinność, Wytrzymałość </text:span><text:line-break/><text:span text:style-name="T1">PERCEPCJA: Zmysły, Koordynacja, Refleks </text:span><text:line-break/><text:span text:style-name="T1">OSOBOWOŚĆ: Niezłomność, Retoryka, Prezencja </text:span><text:line-break/>INTELEKT<text:span text:style-name="T1">: Inteligencja, Pamięć, Kreatywność </text:span> </text:p>
      <text:p text:style-name="P8"/>
      <text:p text:style-name="P8">MANEWR</text:p>
      <text:p text:style-name="P8">wersja uproszczona:</text:p>
      <text:p text:style-name="P8">-bonus kości do ataku/obrony/poruszania się?/magii</text:p>
      <text:p text:style-name="P8">-dodatkowa akcja którą manewr umożliwia</text:p>
      <text:p text:style-name="P8">-możliwość lub nie zmienienia inicjatywy</text:p>
      <text:p text:style-name="P8"/>
      <text:p text:style-name="P8">wersja rozszerzona:</text:p>
      <text:p text:style-name="P8">obrazek</text:p>
      <text:p text:style-name="P8">flawor text (obowiązkowy do wypowiedzenia)</text:p>
      <text:p text:style-name="P8">opis zasad manewru</text:p>
      <text:p text:style-name="P8">wymagania dot. Broni (konkretny rodzaj, skyteczny dystans itp)</text:p>
      <text:p text:style-name="P8"/>
      <text:p text:style-name="P8"/>
      <text:p text:style-name="P8">ludzkie klątwy sło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8M44S</meta:editing-duration>
    <meta:editing-cycles>86</meta:editing-cycles>
    <meta:generator>OpenOffice.org/3.3$Win32 OpenOffice.org_project/330m20$Build-9567</meta:generator>
    <dc:date>2012-11-01T10:07:27.32</dc:date>
    <meta:document-statistic meta:table-count="1" meta:image-count="0" meta:object-count="0" meta:page-count="6" meta:paragraph-count="114" meta:word-count="3102" meta:character-count="21982"/>
    <meta:user-defined meta:name="Info 1"/>
    <meta:user-defined meta:name="Info 2"/>
    <meta:user-defined meta:name="Info 3"/>
    <meta:user-defined meta:name="Info 4"/>
  </office:meta>
</office:document-meta>
</file>